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5E0000005E48284F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solid" draw:fill-color="#355e00" draw:fill-gradient-name="Radial_20_green_2f_black" draw:fill-image-name="Ston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-color="#ffffff" draw:auto-grow-height="true" fo:min-height="3.507cm"/>
    </style:style>
    <style:style style:name="pr2" style:family="presentation" style:parent-style-name="Domyślnie-title">
      <style:graphic-properties draw:fill-color="#ffffff" draw:auto-grow-height="true" fo:min-height="3.595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fill-color="#ffffff" fo:min-height="2.356cm"/>
    </style:style>
    <style:style style:name="pr5" style:family="presentation" style:parent-style-name="Domyślnie-title">
      <style:graphic-properties draw:fill-color="#ffffff" fo:min-height="0.856cm"/>
    </style:style>
    <style:style style:name="pr6" style:family="presentation" style:parent-style-name="Domyślnie-title">
      <style:graphic-properties draw:fill-color="#ffffff" fo:min-height="3.256cm"/>
    </style:style>
    <style:style style:name="pr7" style:family="presentation" style:parent-style-name="Domyślnie-title">
      <style:graphic-properties draw:fill-color="#ffffff" fo:min-height="11.211cm"/>
    </style:style>
    <style:style style:name="pr8" style:family="presentation" style:parent-style-name="Domyślnie-title" style:list-style-name="L2">
      <style:graphic-properties draw:fill-color="#ffffff" fo:min-height="14.371cm"/>
    </style:style>
    <style:style style:name="P1" style:family="paragraph">
      <style:paragraph-properties fo:margin-left="0cm" fo:margin-right="0cm" fo:margin-top="0cm" fo:margin-bottom="0.499cm" fo:text-align="center" fo:text-indent="0cm"/>
    </style:style>
    <style:style style:name="P2" style:family="paragraph">
      <style:paragraph-properties fo:margin-left="0cm" fo:margin-right="0cm" fo:margin-top="0cm" fo:margin-bottom="0.499cm" fo:text-align="center" fo:text-indent="0cm"/>
      <style:text-properties fo:color="#ffffff" fo:font-family="'Nimbus Roman No9 L', 'Times New Roman'" style:font-family-generic="roman" style:font-pitch="variable" fo:font-size="24pt" style:font-size-asian="24pt" style:font-size-complex="2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P5" style:family="paragraph">
      <style:paragraph-properties fo:margin-left="0cm" fo:margin-right="0cm" fo:margin-top="0cm" fo:margin-bottom="0.499cm" fo:text-align="center" fo:text-indent="0cm"/>
      <style:text-properties fo:color="#ffffff" fo:font-family="'Nimbus Roman No9 L', 'Times New Roman'" style:font-family-generic="roman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margin-top="0cm" fo:margin-bottom="0.499cm" fo:text-align="center" fo:text-indent="0cm"/>
      <style:text-properties fo:color="#ffffff" fo:font-family="'Nimbus Sans L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font-family="'Nimbus Roman No9 L'" style:font-family-generic="roman" style:font-pitch="variable"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color="#ffffff" fo:font-family="'Nimbus Roman No9 L'" style:font-family-generic="roman" style:font-pitch="variable" fo:font-size="32pt" style:font-size-asian="32pt" style:font-size-complex="32pt"/>
    </style:style>
    <style:style style:name="P11" style:family="paragraph">
      <style:paragraph-properties fo:margin-left="0cm" fo:margin-right="0cm" fo:text-align="justify" fo:text-indent="0cm"/>
      <style:text-properties fo:color="#ffffff" fo:font-family="'Nimbus Sans L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margin-left="0cm" fo:margin-right="0cm" fo:text-indent="0cm"/>
      <style:text-properties fo:color="#ffffff" fo:font-family="'Nimbus Sans L'" style:font-family-generic="swiss" style:font-pitch="variable" fo:font-size="18pt" style:font-size-asian="18pt" style:font-size-complex="18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color="#ffffff"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line-height="150%" fo:text-align="start" fo:text-indent="0cm"/>
    </style:style>
    <style:style style:name="P17" style:family="paragraph">
      <style:paragraph-properties fo:margin-left="0cm" fo:margin-right="0cm" fo:line-height="150%" fo:text-align="start" fo:text-indent="0cm"/>
      <style:text-properties fo:color="#ffffff"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8" style:family="paragraph">
      <style:paragraph-properties fo:margin-left="0cm" fo:margin-right="0cm" fo:line-height="150%" fo:text-align="start" text:enable-numbering="true" fo:text-indent="0cm"/>
    </style:style>
    <style:style style:name="P19" style:family="paragraph">
      <style:paragraph-properties fo:margin-left="0cm" fo:margin-right="0cm" fo:line-height="150%" fo:text-align="start" text:enable-numbering="true" fo:text-indent="0cm"/>
      <style:text-properties fo:color="#ffffff"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ffffff" fo:font-family="'Nimbus Roman No9 L', 'Times New Roman'" style:font-family-generic="roman" style:font-pitch="variable" fo:font-size="24pt" fo:language="en" fo:country="US" fo:font-weight="bold" style:font-size-asian="24pt" style:language-asian="en" style:country-asian="US" style:font-size-complex="24pt" style:font-weight-complex="bold"/>
    </style:style>
    <style:style style:name="T2" style:family="text">
      <style:text-properties fo:color="#ffffff" fo:font-family="'Nimbus Roman No9 L', 'Times New Roman'" style:font-family-generic="roman" style:font-pitch="variable" fo:font-size="24pt" fo:language="en" fo:country="US" style:font-size-asian="24pt" style:language-asian="en" style:country-asian="US" style:font-size-complex="24pt"/>
    </style:style>
    <style:style style:name="T3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ffffff" fo:font-family="'Nimbus Roman No9 L', 'Times New Roman'" style:font-family-generic="roman" style:font-pitch="variable" fo:font-size="26pt" fo:language="en" fo:country="US" fo:font-style="normal" fo:font-weight="bold" style:font-size-asian="26pt" style:language-asian="en" style:country-asian="US" style:font-style-asian="normal" style:font-weight-asian="bold" style:font-size-complex="26pt" style:font-style-complex="normal" style:font-weight-complex="bold"/>
    </style:style>
    <style:style style:name="T5" style:family="text">
      <style:text-properties fo:color="#ffffff" fo:font-family="'Nimbus Sans L'" style:font-family-generic="swiss" style:font-pitch="variable" fo:font-size="14pt" fo:language="en" fo:country="US" fo:font-style="normal" fo:font-weight="bold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T6" style:family="text">
      <style:text-properties fo:color="#ffffff" fo:font-family="'Nimbus Roman No9 L'" style:font-family-generic="roman" style:font-pitch="variable" fo:font-size="32pt" style:font-size-asian="32pt" style:font-size-complex="32pt"/>
    </style:style>
    <style:style style:name="T7" style:family="text">
      <style:text-properties fo:color="#ffffff" fo:font-family="'Nimbus Sans L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fo:font-family="'Nimbus Sans L'" style:font-family-generic="swiss" style:font-pitch="variable" fo:font-size="18pt" style:font-size-asian="18pt" style:font-size-complex="18pt"/>
    </style:style>
    <style:style style:name="T9" style:family="text">
      <style:text-properties fo:color="#ffffff"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ffffff" fo:font-family="'Nimbus Sans L'" style:font-family-generic="swiss" style:font-pitch="variable"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Politechnika Koszalińska</text:span><text:span text:style-name="T2"><text:line-break/></text:span><text:span text:style-name="T1">Wydział Elektroniki i Informatyki</text:span><text:span text:style-name="T2"><text:line-break/></text:span><text:span text:style-name="T1">Katedra Inżynierii Komputerowej</text:span></text:p>
          </draw:text-box>
        </draw:frame>
        <draw:frame presentation:style-name="pr1" draw:text-style-name="P4" draw:layer="layout" svg:width="25.199cm" svg:height="3.507cm" svg:x="1.298cm" svg:y="6.393cm" presentation:class="title" presentation:user-transformed="true">
          <draw:text-box>
            <text:p text:style-name="P3"><text:span text:style-name="T3">Praca Inżynierska</text:span></text:p>
          </draw:text-box>
        </draw:frame>
        <draw:frame presentation:style-name="pr2" draw:text-style-name="P5" draw:layer="layout" svg:width="24cm" svg:height="3.595cm" svg:x="2cm" svg:y="10.855cm" presentation:class="title" presentation:user-transformed="true">
          <draw:text-box>
            <text:p text:style-name="P1"><text:span text:style-name="T4">“</text:span><text:span text:style-name="T4">Dedykowany klient VoIP do wspomagania kontroli i organizowania pracy </text:span><text:span text:style-name="T4"><text:line-break/></text:span><text:span text:style-name="T4">przedstawicieli handlowych (sprzedawców telefonicznych)”</text:span></text:p>
          </draw:text-box>
        </draw:frame>
        <draw:frame presentation:style-name="pr2" draw:text-style-name="P7" draw:layer="layout" svg:width="20cm" svg:height="3.835cm" svg:x="4cm" svg:y="16.58cm" presentation:class="title" presentation:user-transformed="true">
          <draw:text-box>
            <text:p text:style-name="P6"><text:span text:style-name="T5">Autor: Daniel (dmilith) Dettlaff</text:span><text:span text:style-name="T5"><text:line-break/></text:span><text:span text:style-name="T5">Numer albumu: 56330</text:span><text:span text:style-name="T5"><text:line-break/></text:span><text:span text:style-name="T5">Promotor: dr inż. Walery Susłow</text:span><text:span text:style-name="T5"><text:line-break/></text:span><text:span text:style-name="T5">Wydział: Elektroniki i Informatyki</text:span><text:span text:style-name="T5"><text:line-break/></text:span><text:span text:style-name="T5">Kierunek: Informatyka</text:span><text:span text:style-name="T5"><text:line-break/></text:span><text:span text:style-name="T5">Specjalność: Programowanie Komputerów i Sieci Informatycz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0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9"><text:span text:style-name="T6">1. Wstęp</text:span></text:p>
          </draw:text-box>
        </draw:frame>
        <draw:frame presentation:style-name="pr4" draw:text-style-name="P11" draw:layer="layout" svg:width="25.199cm" svg:height="2.356cm" svg:x="1.3cm" svg:y="11.844cm" presentation:class="title" presentation:user-transformed="true">
          <draw:text-box>
            <text:p text:style-name="P3"><text:span text:style-name="T7"><text:line-break/></text:span><text:span text:style-name="T7"><text:line-break/></text:span><text:span text:style-name="T7">1.2 Wizja i streszczenie pracy.</text:span></text:p>
          </draw:text-box>
        </draw:frame>
        <draw:frame presentation:style-name="pr5" draw:text-style-name="P12" draw:layer="layout" svg:width="25.199cm" svg:height="2.304cm" svg:x="1.3cm" svg:y="3.92cm" presentation:class="title" presentation:user-transformed="true">
          <draw:text-box>
            <text:p text:style-name="P3"><text:span text:style-name="T8"><text:line-break/></text:span><text:span text:style-name="T8"><text:line-break/></text:span><text:span text:style-name="T7">1.1 Uzasadnienie wyboru temat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0">
        <office:forms form:automatic-focus="false" form:apply-design-mode="false"/>
        <draw:frame presentation:style-name="pr6" draw:text-style-name="P10" draw:layer="layout" svg:width="25.199cm" svg:height="3.256cm" svg:x="1.4cm" svg:y="0.962cm" presentation:class="title" presentation:user-transformed="true">
          <draw:text-box>
            <text:p text:style-name="P9"><text:span text:style-name="T6">4. Wybór i uzasadnienie technologii narzędzi</text:span></text:p>
          </draw:text-box>
        </draw:frame>
        <draw:frame presentation:style-name="pr7" draw:text-style-name="P14" draw:layer="layout" svg:width="20.001cm" svg:height="11.211cm" svg:x="3.999cm" svg:y="4.789cm" presentation:class="title" presentation:user-transformed="true">
          <draw:text-box>
            <text:p text:style-name="P13"><text:span text:style-name="T9"><text:line-break/></text:span><text:span text:style-name="T9"><text:line-break/></text:span><text:span text:style-name="T9">4.1 Języki programowania</text:span><text:span text:style-name="T9"><text:line-break/></text:span><text:span text:style-name="T9"><text:line-break/></text:span><text:span text:style-name="T9"><text:line-break/></text:span><text:span text:style-name="T9">4.2 Biblioteka interfejsu użytkownika</text:span><text:span text:style-name="T9"><text:line-break/></text:span><text:span text:style-name="T9"><text:line-break/></text:span><text:span text:style-name="T9"><text:line-break/></text:span><text:span text:style-name="T9">4.3 Biblioteki dodatkowe</text:span><text:span text:style-name="T9"><text:line-break/></text:span><text:span text:style-name="T9"><text:line-break/></text:span><text:span text:style-name="T9"><text:line-break/></text:span><text:span text:style-name="T9">4.4 Środowisko pracy</text:span><text:span text:style-name="T9"><text:line-break/></text:span><text:span text:style-name="T9"><text:line-break/></text:span><text:span text:style-name="T9"><text:line-break/></text:span><text:span text:style-name="T9">4.5 Kontrola wersj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6" draw:text-style-name="P10" draw:layer="layout" svg:width="25.199cm" svg:height="3.256cm" svg:x="1.4cm" svg:y="0.962cm" presentation:class="title" presentation:user-transformed="true">
          <draw:text-box>
            <text:p text:style-name="P9"><text:span text:style-name="T6">4.1 Języki programowania</text:span></text:p>
          </draw:text-box>
        </draw:frame>
        <draw:frame presentation:style-name="pr7" draw:text-style-name="P17" draw:layer="layout" svg:width="20.001cm" svg:height="11.211cm" svg:x="3.999cm" svg:y="4.789cm" presentation:class="title" presentation:user-transformed="true">
          <draw:text-box>
            <text:p text:style-name="P16"><text:span text:style-name="T9"><text:line-break/></text:span><text:span text:style-name="T9"><text:line-break/></text:span><text:span text:style-name="T9">Projekt dSipcom został napisany od podstaw w języku C++.</text:span><text:span text:style-name="T9"><text:line-break/></text:span><text:span text:style-name="T9">Wybrałem go z powodu szerokiej dostępności bibliotek, które były potrzebne do stworzenia mojej aplikacji.</text:span><text:span text:style-name="T9"><text:line-break/></text:span><text:span text:style-name="T9"><text:line-break/></text:span><text:span text:style-name="T9">Dodatkowo, aby umożliwić łatwą integrację z projektem Szymona Jeża (Do zarządzania sprzedawcami aktywnymi), zastosowałem elementy języka Ruby.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0">
        <office:forms form:automatic-focus="false" form:apply-design-mode="false"/>
        <draw:frame presentation:style-name="pr6" draw:text-style-name="P10" draw:layer="layout" svg:width="25.199cm" svg:height="3.256cm" svg:x="1.4cm" svg:y="0.962cm" presentation:class="title" presentation:user-transformed="true">
          <draw:text-box>
            <text:p text:style-name="P9"><text:span text:style-name="T6">4.2 Biblioteka interfejsu użytkownika</text:span></text:p>
          </draw:text-box>
        </draw:frame>
        <draw:frame presentation:style-name="pr7" draw:text-style-name="P17" draw:layer="layout" svg:width="20.001cm" svg:height="11.211cm" svg:x="3.999cm" svg:y="4.789cm" presentation:class="title" presentation:user-transformed="true">
          <draw:text-box>
            <text:p text:style-name="P16"><text:span text:style-name="T9">Jako bibliotekę interfejsu użytkownika, skorzystałem z produktu firmy TrollTech – Qt4.</text:span><text:span text:style-name="T9"><text:line-break/></text:span><text:span text:style-name="T9">Daje ona możliwości łatwego tworzenia interfejsu metodą WYSIWYG.</text:span><text:span text:style-name="T9"><text:line-break/></text:span><text:span text:style-name="T9"><text:line-break/></text:span><text:span text:style-name="T9">Jej największym atutem jest multiplatformowość i multilicencyjność, pozwalająca zarówno na skompilowanie i uruchomienie aplikacji pisanych przy jej użyciu w niemal każdym systemie operacyjnym jak i późniejsze rozprowadzanie kodu na zasadach wolnej licencji GPLv2 oraz LGPL – dzięki której można wykorzystać aplikację w celach komercyjnych.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0">
        <office:forms form:automatic-focus="false" form:apply-design-mode="false"/>
        <draw:frame presentation:style-name="pr6" draw:text-style-name="P10" draw:layer="layout" svg:width="25.199cm" svg:height="3.256cm" svg:x="1.4cm" svg:y="0.962cm" presentation:class="title" presentation:user-transformed="true">
          <draw:text-box>
            <text:p text:style-name="P9"><text:span text:style-name="T6">4.3 Biblioteki dodatkowe</text:span></text:p>
          </draw:text-box>
        </draw:frame>
        <draw:frame presentation:style-name="pr8" draw:text-style-name="P19" draw:layer="layout" svg:width="20.001cm" svg:height="17.119cm" svg:x="3.999cm" svg:y="3.255cm" presentation:class="title" presentation:user-transformed="true">
          <draw:text-box>
            <text:list text:style-name="L2">
              <text:list-item>
                <text:p text:style-name="P18"><text:span text:style-name="T9"><text:line-break/></text:span><text:span text:style-name="T9"><text:line-break/></text:span><text:span text:style-name="T9">W swoim projekcie skorzystałem z wielu niekomercyjnych bibliotek:</text:span><text:span text:style-name="T9"><text:line-break/></text:span><text:span text:style-name="T9"><text:line-break/></text:span><text:span text:style-name="T9">- </text:span><text:span text:style-name="T10">MediaStreamer (biblioteka do przesyłania strumieni danych multimedialnych)</text:span><text:span text:style-name="T10"><text:line-break/></text:span><text:span text:style-name="T10"><text:line-break/></text:span><text:span text:style-name="T9">- mRTP (biblioteka wspierająca protokół czasu rzeczywistego – Real Time Protocol)</text:span><text:span text:style-name="T9"><text:line-break/></text:span><text:span text:style-name="T9"><text:line-break/></text:span><text:span text:style-name="T9">- oSIP2 (biblioteka protokołu SIP – RFC 3261)</text:span><text:span text:style-name="T9"><text:line-break/></text:span><text:span text:style-name="T9"><text:line-break/></text:span><text:span text:style-name="T9">- oSIP2Parser (biblioteka dołączana do pakietu oSIP2 – parsująca dane adresy SIP)</text:span><text:span text:style-name="T9"><text:line-break/></text:span><text:span text:style-name="T9"><text:line-break/></text:span><text:span text:style-name="T9">- Linphone (biblioteka łącząca wszystkie wymienione technologie w jedną całość)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0">
        <office:forms form:automatic-focus="false" form:apply-design-mode="false"/>
        <draw:frame presentation:style-name="pr6" draw:text-style-name="P10" draw:layer="layout" svg:width="25.199cm" svg:height="3.256cm" svg:x="1.4cm" svg:y="0.962cm" presentation:class="title" presentation:user-transformed="true">
          <draw:text-box>
            <text:p text:style-name="P9"><text:span text:style-name="T6">4.4 Środowisko pracy</text:span></text:p>
          </draw:text-box>
        </draw:frame>
        <draw:frame presentation:style-name="pr7" draw:text-style-name="P17" draw:layer="layout" svg:width="20.001cm" svg:height="11.211cm" svg:x="3.999cm" svg:y="4.789cm" presentation:class="title" presentation:user-transformed="true">
          <draw:text-box>
            <text:p text:style-name="P16"><text:span text:style-name="T9"><text:line-break/></text:span><text:span text:style-name="T9"><text:line-break/></text:span><text:span text:style-name="T9">Do tworzenia aplikacji dSipCom wykorzystałem środowisko Netbeans 6.1.</text:span><text:span text:style-name="T9"><text:line-break/></text:span><text:span text:style-name="T9">Jest to Zintegrowane Środowisko Programistyczne tworzone od lat przez firmę Sun Microsystems. Zawiera w sobie cały zestaw narzędzi do zarządzania, tworzenia i projektowania zaawansowanych aplikacji niezależnie od systemu operacyjnego i stosowanego języka programowania. (obecnie Netbeans wspiera: C, C++, Java, Ruby, UML i wiele innych narzędzi programistycznyc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0">
        <office:forms form:automatic-focus="false" form:apply-design-mode="false"/>
        <draw:frame presentation:style-name="pr6" draw:text-style-name="P10" draw:layer="layout" svg:width="25.199cm" svg:height="3.256cm" svg:x="1.4cm" svg:y="0.962cm" presentation:class="title" presentation:user-transformed="true">
          <draw:text-box>
            <text:p text:style-name="P9"><text:span text:style-name="T6">4.5 Kontrola wersji</text:span></text:p>
          </draw:text-box>
        </draw:frame>
        <draw:frame presentation:style-name="pr7" draw:text-style-name="P17" draw:layer="layout" svg:width="20.001cm" svg:height="11.211cm" svg:x="3.999cm" svg:y="4.789cm" presentation:class="title" presentation:user-transformed="true">
          <draw:text-box>
            <text:p text:style-name="P16"><text:span text:style-name="T9">Jako system kontroli wersji wybrałem rozproszony system GIT.</text:span><text:span text:style-name="T9"><text:line-break/></text:span><text:span text:style-name="T9">Głównym powodem mojego wyboru były następujące cechy tego systemu kontroli wersji:</text:span><text:span text:style-name="T9"><text:line-break/></text:span><text:span text:style-name="T9"><text:line-break/></text:span><text:span text:style-name="T9">- Rozproszoność</text:span><text:span text:style-name="T9"><text:line-break/></text:span><text:span text:style-name="T9"><text:line-break/></text:span><text:span text:style-name="T9">- Propagowanie porządku w projekcie</text:span><text:span text:style-name="T9"><text:line-break/></text:span><text:span text:style-name="T9"><text:line-break/></text:span><text:span text:style-name="T9">- Odporność na błędy użytkownika</text:span><text:span text:style-name="T9"><text:line-break/></text:span><text:span text:style-name="T9"><text:line-break/></text:span><text:span text:style-name="T9">- Brak konieczności posiadania dodatkowego oprogramowania wspierające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fill-image draw:name="Stone" xlink:href="Pictures/100000000000005E0000005E48284FC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solid" draw:fill-color="#355e00" draw:fill-gradient-name="Radial_20_green_2f_black" draw:fill-image-name="Stone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355e00" draw:fill-gradient-name="Radial_20_green_2f_black" draw:fill-image-name="St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5-27T12:45:36</meta:creation-date>
    <dc:date>2008-05-27T19:52:25</dc:date>
    <meta:editing-cycles>10</meta:editing-cycles>
    <meta:editing-duration>PT1H58M51S</meta:editing-duration>
    <meta:user-defined meta:name="Informacja 1"/>
    <meta:user-defined meta:name="Informacja 2"/>
    <meta:user-defined meta:name="Informacja 3"/>
    <meta:user-defined meta:name="Informacja 4"/>
    <meta:document-statistic meta:object-count="56"/>
  </office:meta>
</office:document-meta>
</file>